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cm" fo:padding-left="0.141cm" fo:padding-right="0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90%" fo:text-align="center" fo:text-indent="0cm"/>
    </style:style>
    <style:style style:name="P2" style:family="paragraph">
      <style:paragraph-properties fo:margin-left="0cm" fo:margin-right="0cm" fo:margin-top="0cm" fo:margin-bottom="0cm" fo:line-height="80%" fo:text-align="center" fo:text-indent="0cm"/>
    </style:style>
    <style:style style:name="T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344cm" svg:y="1.622cm" svg:viewBox="0 0 1306 1255" draw:points="1306,1255 0,1255 0,0 1306,0">
          <text:p/>
        </draw:polygon>
        <draw:frame draw:style-name="gr2" draw:layer="layout" svg:width="1.492cm" svg:height="0.472cm" svg:x="2.608cm" svg:y="1.5cm">
          <draw:text-box>
            <text:p text:style-name="P1"><text:span text:style-name="T1">ВКЛ. </text:span></text:p>
          </draw:text-box>
        </draw:frame>
        <draw:frame draw:style-name="gr2" draw:layer="layout" svg:width="1.461cm" svg:height="0.472cm" svg:x="-0.1cm" svg:y="1.5cm">
          <draw:text-box>
            <text:p text:style-name="P2"><text:span text:style-name="T1">ОТКЛ. </text:span></text:p>
          </draw:text-box>
        </draw:frame>
        <draw:polygon draw:style-name="gr3" draw:layer="layout" svg:width="1.066cm" svg:height="0.758cm" svg:x="1.49cm" svg:y="1.87cm" svg:viewBox="0 0 1067 759" draw:points="0,544 124,759 1067,215 942,0">
          <text:p/>
        </draw:polygon>
        <draw:polygon draw:style-name="gr1" draw:layer="layout" svg:width="1.066cm" svg:height="0.758cm" svg:x="1.49cm" svg:y="1.87cm" svg:viewBox="0 0 1067 759" draw:points="0,544 124,759 1067,215 942,0">
          <text:p/>
        </draw:polygon>
        <draw:polygon draw:style-name="gr4" draw:layer="layout" svg:width="0.435cm" svg:height="0.294cm" svg:x="1.986cm" svg:y="2.021cm" svg:viewBox="0 0 436 295" draw:points="436,0 0,165 74,295">
          <text:p/>
        </draw:polygon>
        <draw:polygon draw:style-name="gr5" draw:layer="layout" svg:width="0.435cm" svg:height="0.294cm" svg:x="1.986cm" svg:y="2.021cm" svg:viewBox="0 0 436 295" draw:points="436,0 0,165 74,29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2:23.187000000</meta:creation-date>
    <meta:editing-duration>PT25S</meta:editing-duration>
    <meta:editing-cycles>2</meta:editing-cycles>
    <meta:generator>LibreOffice/4.3.6.2$Windows_x86 LibreOffice_project/d50a87b2e514536ed401c18000dad4660b6a169e</meta:generator>
    <dc:date>2015-09-29T07:32:48.734000000</dc:date>
    <meta:document-statistic meta:object-count="7"/>
    <meta:template xlink:type="simple" xlink:actuate="onRequest" xlink:title="1" xlink:href="file:///C:/Documents%20and%20Settings/User/Application%20Data/LibreOffice/4/user/template/1.otg" meta:date="2015-09-29T07:32:23.125000000"/>
  </office:meta>
</office:document-meta>
</file>